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a3a" officeooo:paragraph-rsid="00171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4:31.817273456</meta:creation-date>
    <dc:date>2024-10-07T09:54:48.109557856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4.2.5.2$Linux_X86_64 LibreOffice_project/420$Build-2</meta:generator>
  </office:meta>
</office:document-meta>
</file>